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1000001351455F319DBF3C07B.png" manifest:media-type="image/png"/>
  <manifest:file-entry manifest:full-path="Pictures/10000000000004DA0000017ADDCBA23E3F1456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857c"/>
    </style:style>
    <style:style style:name="P2" style:family="paragraph" style:parent-style-name="Standard">
      <style:text-properties officeooo:paragraph-rsid="000385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width="17cm" svg:height="5.173cm" draw:z-index="0"><draw:image xlink:href="Pictures/10000000000004DA0000017ADDCBA23E3F145616.png" xlink:type="simple" xlink:show="embed" xlink:actuate="onLoad" loext:mime-type="image/png"/></draw:frame></text:p>
      <text:p text:style-name="P1"/>
      <text:p text:style-name="P1"/>
      <text:p text:style-name="P1"><draw:frame draw:style-name="fr1" draw:name="图像2" text:anchor-type="paragraph" svg:width="17cm" svg:height="6.69cm" draw:z-index="1"><draw:image xlink:href="Pictures/1000000000000311000001351455F319DBF3C07B.png" xlink:type="simple" xlink:show="embed" xlink:actuate="onLoad" loext:mime-type="image/x-vclgraphic"/></draw:frame>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15:09:48.135718511</meta:creation-date>
    <dc:date>2021-07-08T15:33:10.043493044</dc:date>
    <meta:editing-duration>PT1M4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